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123.47mm" style:rel-column-width="7000*"/>
    </style:style>
    <style:style style:name="Table1.B" style:family="table-column">
      <style:table-column-properties style:column-width="46.53mm" style:rel-column-width="2638*"/>
    </style:style>
    <style:style style:name="Table1.A1" style:family="table-cell">
      <style:table-cell-properties style:writing-mode="page"/>
    </style:style>
    <style:style style:name="Table2" style:family="table">
      <style:table-properties style:width="170mm" table:align="margins"/>
    </style:style>
    <style:style style:name="Table2.A" style:family="table-column">
      <style:table-column-properties style:column-width="85mm" style:rel-column-width="32767*"/>
    </style:style>
    <style:style style:name="Table2.A1" style:family="table-cell">
      <style:table-cell-properties style:writing-mode="page"/>
    </style:style>
    <style:style style:name="P1" style:family="paragraph" style:parent-style-name="Table_20_Contents">
      <style:paragraph-properties fo:text-align="justify" style:justify-single-word="false"/>
      <style:text-properties fo:color="#273848" loext:opacity="100%"/>
    </style:style>
    <style:style style:name="P2" style:family="paragraph" style:parent-style-name="Table_20_Contents">
      <style:text-properties fo:color="#273848" loext:opacity="100%" officeooo:rsid="000b9341" officeooo:paragraph-rsid="000b9341"/>
    </style:style>
    <style:style style:name="T1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Line93860964885392">
          <table:table-cell table:style-name="Table1.A1" office:value-type="string">
            <text:p text:style-name="P2">МЕТЕО.ХОРК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386096488539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3860964885392">
          <table:table-cell table:style-name="Table1.A1" office:value-type="string">
            <text:p text:style-name="P2">Испытательная климатическая камера МЕТЕО.ХОРК-СЕ00-А1201</text:p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tandard"/>
      <table:table table:name="Table2" table:style-name="Table2">
        <table:table-column table:style-name="Table2.A" table:number-columns-repeated="2"/>
        <table:table-row table:style-name="TableLine93861008727312">
          <table:table-cell table:style-name="Table2.A1" table:number-columns-spanned="2" office:value-type="string">
            <text:p text:style-name="P1">Испытательная климатическая камера <text:span text:style-name="T1">МЕТЕО.ХОРК-СЕ00-А1201 </text:span>– оборудование в модульном исполнении. </text:p>
            <text:p text:style-name="P1">Оборудование предназначено для испытаний малогабаритных изделий и материалов на агрессивные воздействия среды. Также оборудование может быть использовано на технологических этапах производственного цикла продукции. </text:p>
          </table:table-cell>
          <table:covered-table-cell/>
        </table:table-row>
        <table:table-row table:style-name="TableLine93861008727312"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20mm" fo:margin-left="3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8T23:10:17.289201336</meta:creation-date>
    <meta:generator>LibreOffice/7.0.4.2$Linux_X86_64 LibreOffice_project/00$Build-2</meta:generator>
    <dc:date>2022-12-09T00:28:24.103438398</dc:date>
    <meta:editing-duration>PT1H8M</meta:editing-duration>
    <meta:editing-cycles>2</meta:editing-cycles>
    <meta:document-statistic meta:table-count="2" meta:image-count="0" meta:object-count="0" meta:page-count="1" meta:paragraph-count="4" meta:word-count="36" meta:character-count="377" meta:non-whitespace-character-count="342"/>
  </office:meta>
</office:document-meta>
</file>